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list-style-name="L1">
      <style:paragraph-properties fo:margin-left="-2.501cm" fo:margin-right="0cm" fo:text-indent="0cm" style:auto-text-indent="false"/>
    </style:style>
    <style:style style:name="P2" style:family="paragraph" style:parent-style-name="Heading_20_2">
      <style:paragraph-properties fo:margin-left="1.251cm" fo:margin-right="0cm" fo:text-indent="0cm" style:auto-text-indent="false"/>
    </style:style>
    <style:style style:name="P3" style:family="paragraph" style:parent-style-name="Text_20_body" style:list-style-name="L3">
      <style:paragraph-properties fo:margin-top="0cm" fo:margin-bottom="0cm"/>
    </style:style>
    <style:style style:name="P4" style:family="paragraph" style:parent-style-name="Text_20_body" style:list-style-name="L3"/>
    <style:style style:name="P5" style:family="paragraph" style:parent-style-name="Heading_20_3">
      <style:paragraph-properties fo:margin-left="2.501cm" fo:margin-right="0cm" fo:text-indent="0cm" style:auto-text-indent="false"/>
    </style:style>
    <style:style style:name="P6" style:family="paragraph" style:parent-style-name="Text_20_body" style:list-style-name="L4">
      <style:paragraph-properties fo:margin-top="0cm" fo:margin-bottom="0cm"/>
    </style:style>
    <style:style style:name="P7" style:family="paragraph" style:parent-style-name="Text_20_body" style:list-style-name="L4"/>
    <style:style style:name="P8" style:family="paragraph" style:parent-style-name="Text_20_body" style:list-style-name="L5">
      <style:paragraph-properties fo:margin-top="0cm" fo:margin-bottom="0cm"/>
    </style:style>
    <style:style style:name="P9" style:family="paragraph" style:parent-style-name="Text_20_body" style:list-style-name="L5"/>
    <style:style style:name="P10" style:family="paragraph" style:parent-style-name="Standard">
      <style:paragraph-properties fo:margin-left="1.251cm" fo:margin-right="0cm" fo:text-indent="0cm" style:auto-text-indent="false"/>
    </style:style>
    <style:style style:name="T1" style:family="text">
      <style:text-properties fo:font-size="24pt" style:text-underline-style="solid" style:text-underline-width="auto" style:text-underline-color="font-color" fo:font-weight="bold" style:font-size-asian="24pt" style:font-weight-asian="bold" style:font-size-complex="24pt"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format="">
        <style:list-level-properties text:min-label-distance="0.381cm"/>
      </text:list-level-style-number>
      <text:list-level-style-number text:level="2" style:num-format="1">
        <style:list-level-properties text:min-label-distance="0.381cm"/>
      </text:list-level-style-number>
      <text:list-level-style-number text:level="3" text:style-name="Numbering_20_Symbols" style:num-format="a">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text:tab/><text:tab/><text:tab/><text:span text:style-name="T1">I] Concepts généraux :</text:span></text:p>
      <text:p text:style-name="Standard"/>
      <text:list text:style-name="L1">
        <text:list-item>
          <text:list>
            <text:list-item>
              <text:list>
                <text:list-header>
                  <text:p text:style-name="P1"><text:line-break/>Nous venons de voir que la stéganographie existe depuis bien plus longtemps que l'informatique. Je vais donc vous présenter ce que peut apporter l'informatique à la stéganographie mais aussi ce que la stéganographie peut apporter à l'informatique.</text:p>
                  <text:p text:style-name="P1"/>
                </text:list-header>
              </text:list>
            </text:list-item>
          </text:list>
        </text:list-item>
      </text:list>
      <text:list text:style-name="L2">
        <text:list-item>
          <text:list>
            <text:list-item>
              <text:h text:style-name="P2" text:outline-level="2">A quoi peut servir la Stéganographie ?</text:h>
            </text:list-item>
          </text:list>
        </text:list-item>
      </text:list>
      <text:p text:style-name="Text_20_body">La Stéganographie n'est pas qu'un gadget pour agent secret ou un amusement pour les chercheurs en cryptographie. De nombreux usages peuvent exister dans des domaines très variés mais souvent sensibles.</text:p>
      <text:list text:style-name="L3">
        <text:list-item>
          <text:p text:style-name="P3">Communiquer en toute liberté même dans des conditions de censure et de surveillance. </text:p>
        </text:list-item>
        <text:list-item>
          <text:p text:style-name="P3">Protéger ses communications privées là où l’utilisation de la crytographie n’est normalement pas permise ou soulèverait des suspicions. </text:p>
        </text:list-item>
        <text:list-item>
          <text:p text:style-name="P3">Contrebalancer toutes les législations ou barrières possibles empêchant l’usage de la cryptographie. </text:p>
        </text:list-item>
        <text:list-item>
          <text:p text:style-name="P4">Publier des informations ouvertement mais à l’insu de tous des informations qui pourront ensuite être révélées et dont l’antériorité sera incontestable et vérifiable par tous. </text:p>
        </text:list-item>
      </text:list>
      <text:p text:style-name="Text_20_body">Il existe aussi aux moins deux classes de techniques faisant partie de la stéganographie mais suffisamment particulière pour mériter un nom.</text:p>
      <text:list text:style-name="L2" text:continue-numbering="true">
        <text:list-item>
          <text:list text:continue-numbering="true">
            <text:list-item>
              <text:list text:continue-numbering="true">
                <text:list-item>
                  <text:h text:style-name="P5" text:outline-level="3">Filigrane (‘watermarking’)</text:h>
                </text:list-item>
              </text:list>
            </text:list-item>
          </text:list>
        </text:list-item>
      </text:list>
      <text:list text:style-name="L4">
        <text:list-item>
          <text:p text:style-name="P6">Protéger les possesseurs de copyright sur des documents numériques en cachant une signature dans l'information de sorte que même une partie modifiée du document conserve la signature. </text:p>
        </text:list-item>
        <text:list-item>
          <text:p text:style-name="P7">Découvrir l’origine de fuites en marquant de façon cachée et unique chaque copie d’un document confidentiel. </text:p>
        </text:list-item>
      </text:list>
      <text:list text:style-name="L2" text:continue-numbering="true">
        <text:list-item>
          <text:list text:continue-numbering="true">
            <text:list-item>
              <text:list text:continue-numbering="true">
                <text:list-item>
                  <text:h text:style-name="P5" text:outline-level="3">Canal de communication secrète (‘cover channel’)</text:h>
                </text:list-item>
              </text:list>
            </text:list-item>
          </text:list>
        </text:list-item>
      </text:list>
      <text:list text:style-name="L5">
        <text:list-item>
          <text:p text:style-name="P8">Permettre à des partenaires de communiquer de façon secrète en établissant un véritable protocole de communication secrète au dessus d’autres protocoles anodins. </text:p>
        </text:list-item>
        <text:list-item>
          <text:p text:style-name="P9">Permettre une communication non autorisé à travers les communications autorisé d’un firewall. </text:p>
        </text:list-item>
      </text:list>
      <text:p text:style-name="Text_20_body">Ces techniques peuvent être utilisées par les agents secret, les mafias et les extra-terrestres qui tous veulent rester bien cachés. Naturellement, l’honnête homme a tout autant de raisons d’utiliser ces techniques.</text:p>
      <text:p text:style-name="Text_20_body">Un argument utilisé par les états pour interdire la cryptographie est de dire que les citoyens honnêtes n’ont rien à cacher et de soupçonner tous ceux qui utiliseraient de telles techniques. Cette logique appliquée au courrier interdirait l’usage des enveloppes et n’autoriserait que les cartes postales. La stéganographie vous permettra de cacher votre vrai message dans la photo accompagnée d’un message anodin à côté de l’adresse.</text:p>
      <text:p text:style-name="P10"/>
      <text:list text:style-name="L2" text:continue-numbering="true">
        <text:list-item>
          <text:list text:continue-numbering="true">
            <text:list-item>
              <text:h text:style-name="P2" text:outline-level="2">Peut-on détecter ou empêcher l’usage de la stéganographie ?</text:h>
            </text:list-item>
          </text:list>
        </text:list-item>
      </text:list>
      <text:p text:style-name="Text_20_body">L’observateur qui soupçonne une communication cachée et celui qui veut l’empêcher ne sont ni l’un ni l’autre démuni de possibilités, même s’il est dur de lutter contre une technique inconnue.</text:p>
      <text:p text:style-name="Text_20_body">L’observateur peut comparer les propriétés statistiques de la communication qu’il soupçonne et les comparer avec celles d’une communication ne contenant pas de message caché. De trop grandes différences peuvent être l’indice d’une communication cachée ou n’être qu’une simple anomalie statistique. Une fois découvert, on peut essayer de retrouver le message caché en utilisant des techniques de cryptanalyse, c’est-à-dire les techniques pour casser des codes cryptographiques.</text:p>
      <text:p text:style-name="Text_20_body">Pour interdire toute communication cachée il faut pouvoir intercepter et transformer ou interdire toutes les communications (car elle peuvent potentiellement servir de transport). Un firewall possède les propriétés appropriées pour ce genre de contrôle absolu des communications. Celui qui veut empêcher une communication cachée se doit néanmoins de laisser passer le message clair tout en détruisant le message caché. Il peut aussi tout simplement détruire tout message suspect (voir tout message). Sinon, il est obligé de modifier le message tout en lui conservant son sens ou aspect original.</text:p>
      <text:p text:style-name="Text_20_body">Puisque le bruit de fond ou les basses fréquences sont des bonnes cachettes, il faudra y rajouter son propre bruit, ou filtrer le bruit existant. Il s’agit donc d’une sorte de dégradation du message. On pourra aussi décoder/décompresser puis coder/compresser le message pour le débarrasser des cachettes utilisant les particularités de certain codage.</text:p>
      <text:p text:style-name="Text_20_body">Bref, une lutte efficace contre la stéganographie est difficile à mettre en œuvre même s’il existe des pistes intéressantes.</text:p>
      <text:list text:style-name="L2" text:continue-numbering="true">
        <text:list-item>
          <text:list text:continue-numbering="true">
            <text:list-item>
              <text:h text:style-name="P2" text:outline-level="2">La stéganographie, un sujet d’actualité</text:h>
            </text:list-item>
          </text:list>
        </text:list-item>
      </text:list>
      <text:p text:style-name="Text_20_body">On parle beaucoup de liberté d’expression et de la répression de l’usage de la cryptographie sur l’Internet. Des outils intégrant des techniques stéganographiques auront sans nul doute leurs heures de gloire sur le Web, tout comme PGP à rendu la cryptographie accessible à tous.</text:p>
      <text:p text:style-name="Text_20_body">Un autre sujet « à la mode » sur Internet concerne « the bible code » où le code caché de la bible. Une étude statistique du texte hébreux de la bible démontre qu’il y a de fortes chances pour que des informations soient cachées dans la bible. Celles-ci seraient écrites en ne tenant compte que de lettres espacées d’une distance égale. Si message il y a, il s’agit alors d’une forme de stéganographie.</text:p>
      <text:p text:style-name="Text_20_body">Dans le cas des « codes de la bible », les informations cachées font références au futur, par rapport au temps de l’écriture de la bible. Ces informations ainsi que la puissance de calcul nécessaire à ce codage n’étaient pas accessible aux hommes de l’époque. Peut-on dès lors se demander qui peut bien avoir écrit ce best-seller.</text:p>
      <text:p text:style-name="Text_20_body">Des personnes ambitieuses ont essayé de prédire l’avenir en lisant la bible non pas entre les lignes comme c’est souvent le cas mais bien dans le texte, en sautant un nombre constant de caractères à chaque fois. Ceci n’est pas très scientifique mais est des plus médiatiqu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DejaVu Sans1" svg:font-family="'DejaVu Sans'" style:font-family-generic="roman" style:font-pitch="variable"/>
    <style:font-face style:name="DejaVu Serif" svg:font-family="'DejaVu Serif'" style:font-family-generic="roman" style:font-pitch="variable"/>
    <style:font-face style:name="DejaVu Sans"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fr" fo:country="FR" style:font-name-asian="DejaVu Sans2" style:font-size-asian="12pt" style:language-asian="fr" style:country-asian="FR" style:font-name-complex="DejaVu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2" style:font-size-asian="14pt" style:font-name-complex="DejaVu Sans2"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DejaVu Sans1" fo:font-size="18pt" fo:font-weight="bold" style:font-name-asian="DejaVu Sans2" style:font-size-asian="18pt" style:font-weight-asian="bold" style:font-name-complex="DejaVu Sans2" style:font-size-complex="18pt" style:font-weight-complex="bold"/>
    </style:style>
    <style:style style:name="Heading_20_3" style:display-name="Heading 3" style:family="paragraph" style:parent-style-name="Heading" style:next-style-name="Text_20_body" style:class="text" style:default-outline-level="3">
      <style:text-properties style:font-name="DejaVu Sans1" fo:font-size="14pt" fo:font-weight="bold" style:font-name-asian="DejaVu Sans2" style:font-size-asian="14pt" style:font-weight-asian="bold" style:font-name-complex="DejaVu Sans2"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text:outline-style>
      <text:outline-level-style text:level="1" style:num-format="">
        <style:list-level-properties text:min-label-distance="0.381cm"/>
      </text:outline-level-style>
      <text:outline-level-style text:level="2" style:num-format="1">
        <style:list-level-properties text:min-label-distance="0.381cm"/>
      </text:outline-level-style>
      <text:outline-level-style text:level="3" text:style-name="Numbering_20_Symbols" style:num-format="a">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Broquet Karl</meta:initial-creator>
    <meta:creation-date>2006-11-08T16:18:07</meta:creation-date>
    <dc:date>2006-12-29T20:12:31</dc:date>
    <dc:language>fr-FR</dc:language>
    <meta:editing-cycles>9</meta:editing-cycles>
    <meta:editing-duration>PT7H14M18S</meta:editing-duration>
    <meta:user-defined meta:name="Info 1"/>
    <meta:user-defined meta:name="Info 2"/>
    <meta:user-defined meta:name="Info 3"/>
    <meta:user-defined meta:name="Info 4"/>
    <meta:document-statistic meta:table-count="0" meta:image-count="0" meta:object-count="0" meta:page-count="3" meta:paragraph-count="28" meta:word-count="840" meta:character-count="5540"/>
  </office:meta>
</office:document-meta>
</file>